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D675167A2769B53BEF.png" manifest:media-type="image/png"/>
  <manifest:file-entry manifest:full-path="Pictures/100000000000068B000003D86A8F1A7320469234.png" manifest:media-type="image/png"/>
  <manifest:file-entry manifest:full-path="Pictures/100000000000019D00000165A6B0B1882B6AF0B4.jpg" manifest:media-type="image/jpeg"/>
  <manifest:file-entry manifest:full-path="Pictures/100000000000055600000300F642E38986494B15.png" manifest:media-type="image/png"/>
  <manifest:file-entry manifest:full-path="Pictures/10000201000006400000042BBA47A82FE64496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769cm, 8.129cm, 1.253cm, 8.134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text-properties fo:color="#0000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YECTO BD</text:span></text:p>
          </draw:text-box>
        </draw:frame>
        <draw:frame presentation:style-name="pr2" draw:text-style-name="P3" draw:layer="layout" svg:width="25.199cm" svg:height="12.179cm" svg:x="9.4cm" svg:y="11.6cm" presentation:class="subtitle" presentation:user-transformed="true">
          <draw:text-box>
            <text:p text:style-name="P2"><text:tab/> <text:s text:c="2"/><text:tab/> Saúl Adserias</text:p>
            <text:p text:style-name="P2"><text:tab/><text:tab/> <text:s/>Cristian Durán</text:p>
            <text:p text:style-name="P2"><text:tab/>Joe Jonas </text:p>
          </draw:text-box>
        </draw:frame>
        <draw:frame draw:style-name="gr1" draw:text-style-name="P4" draw:layer="layout" svg:width="21.163cm" svg:height="16.577cm" svg:x="3.4cm" svg:y="1.623cm">
          <draw:image xlink:href="Pictures/1000020100000258000001D675167A2769B53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TIVACIÓN</text:p>
                <text:p/>
              </text:list-item>
              <text:list-item>
                <text:p>OBJETIV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ESARROLLO DIAGRAM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ESARROLLO DE LAS TABLAS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4" draw:layer="layout" svg:width="27.999cm" svg:height="21.4cm" svg:x="0.001cm" svg:y="-0.2cm">
          <draw:image xlink:href="Pictures/100000000000068B000003D86A8F1A73204692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REACIÓN ENUNCIADO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9.2cm" svg:height="16.706cm" svg:x="5cm" svg:y="3.6cm">
          <draw:image xlink:href="Pictures/100000000000055600000300F642E38986494B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SULTAS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4" draw:layer="layout" svg:width="20.399cm" svg:height="13.603cm" svg:x="3.801cm" svg:y="5.4cm">
          <draw:image xlink:href="Pictures/10000201000006400000042BBA47A82FE6449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LUSIÓ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4" draw:layer="layout" svg:width="15.09cm" svg:height="13.045cm" svg:x="7cm" svg:y="5.4cm">
          <draw:image xlink:href="Pictures/100000000000019D00000165A6B0B1882B6AF0B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VALORACIÓN PERSONAL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2:44:40.955000000</meta:creation-date>
    <dc:date>2017-02-27T20:57:15.575000000</dc:date>
    <meta:editing-duration>PT49M6S</meta:editing-duration>
    <meta:editing-cycles>3</meta:editing-cycles>
    <meta:generator>LibreOffice/5.2.3.3$Windows_X86_64 LibreOffice_project/d54a8868f08a7b39642414cf2c8ef2f228f780cf</meta:generator>
    <meta:document-statistic meta:object-count="58"/>
  </office:meta>
</office:document-meta>
</file>